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4.3354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6.5339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2.5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Pivot_20_Table_20_Category" style:data-style-name="N0">
      <style:table-cell-properties fo:border="none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="0.99pt solid #000000"/>
    </style:style>
    <style:style style:name="ce2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qty</text:p>
          </table:table-cell>
          <table:table-cell table:number-columns-repeated="2"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pies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8mux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1" calcext:value-type="float">
            <text:p>1</text:p>
          </table:table-cell>
          <table:table-cell table:formula="of:=LOOKUP([.A2];[.$H$2:.$H$14];[.$I$2:.$I$14])*[.D2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mux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8mux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3" calcext:value-type="float">
            <text:p>3</text:p>
          </table:table-cell>
          <table:table-cell table:formula="of:=LOOKUP([.A3];[.$H$2:.$H$14];[.$I$2:.$I$14])*[.D3]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8mux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1" calcext:value-type="float">
            <text:p>1</text:p>
          </table:table-cell>
          <table:table-cell table:formula="of:=LOOKUP([.A4];[.$H$2:.$H$14];[.$I$2:.$I$14])*[.D4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lk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8mux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4" calcext:value-type="float">
            <text:p>4</text:p>
          </table:table-cell>
          <table:table-cell table:formula="of:=LOOKUP([.A5];[.$H$2:.$H$14];[.$I$2:.$I$14])*[.D5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eco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8" calcext:value-type="float">
            <text:p>8</text:p>
          </table:table-cell>
          <table:table-cell table:formula="of:=LOOKUP([.A6];[.$H$2:.$H$14];[.$I$2:.$I$14])*[.D6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sp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4" calcext:value-type="float">
            <text:p>4</text:p>
          </table:table-cell>
          <table:table-cell table:formula="of:=LOOKUP([.A7];[.$H$2:.$H$14];[.$I$2:.$I$14])*[.D7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2" calcext:value-type="float">
            <text:p>2</text:p>
          </table:table-cell>
          <table:table-cell table:formula="of:=LOOKUP([.A8];[.$H$2:.$H$14];[.$I$2:.$I$14])*[.D8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add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16" calcext:value-type="float">
            <text:p>16</text:p>
          </table:table-cell>
          <table:table-cell table:formula="of:=LOOKUP([.A9];[.$H$2:.$H$14];[.$I$2:.$I$14])*[.D9]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v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2" calcext:value-type="float">
            <text:p>2</text:p>
          </table:table-cell>
          <table:table-cell table:formula="of:=LOOKUP([.A10];[.$H$2:.$H$14];[.$I$2:.$I$14])*[.D10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nc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2" calcext:value-type="float">
            <text:p>2</text:p>
          </table:table-cell>
          <table:table-cell table:formula="of:=LOOKUP([.A11];[.$H$2:.$H$14];[.$I$2:.$I$14])*[.D11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m-esp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float" office:value="1" calcext:value-type="float">
            <text:p>1</text:p>
          </table:table-cell>
          <table:table-cell table:formula="of:=LOOKUP([.A12];[.$H$2:.$H$14];[.$I$2:.$I$14])*[.D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float" office:value="1" calcext:value-type="float">
            <text:p>1</text:p>
          </table:table-cell>
          <table:table-cell table:formula="of:=LOOKUP([.A13];[.$H$2:.$H$14];[.$I$2:.$I$14])*[.D1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2" calcext:value-type="float">
            <text:p>2</text:p>
          </table:table-cell>
          <table:table-cell table:formula="of:=LOOKUP([.A14];[.$H$2:.$H$14];[.$I$2:.$I$14])*[.D14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 table:formula="of:=LOOKUP([.A15];[.$H$2:.$H$14];[.$I$2:.$I$14])*[.D15]" office:value-type="float" office:value="2" calcext:value-type="float">
            <text:p>2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1" calcext:value-type="float">
            <text:p>1</text:p>
          </table:table-cell>
          <table:table-cell table:formula="of:=LOOKUP([.A16];[.$H$2:.$H$14];[.$I$2:.$I$14])*[.D16]" office:value-type="float" office:value="1" calcext:value-type="float">
            <text:p>1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8" calcext:value-type="float">
            <text:p>8</text:p>
          </table:table-cell>
          <table:table-cell table:formula="of:=LOOKUP([.A17];[.$H$2:.$H$14];[.$I$2:.$I$14])*[.D17]" office:value-type="float" office:value="8" calcext:value-type="float">
            <text:p>8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3" calcext:value-type="float">
            <text:p>3</text:p>
          </table:table-cell>
          <table:table-cell table:formula="of:=LOOKUP([.A18];[.$H$2:.$H$14];[.$I$2:.$I$14])*[.D18]" office:value-type="float" office:value="3" calcext:value-type="float">
            <text:p>3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1" calcext:value-type="float">
            <text:p>1</text:p>
          </table:table-cell>
          <table:table-cell table:formula="of:=LOOKUP([.A19];[.$H$2:.$H$14];[.$I$2:.$I$14])*[.D19]" office:value-type="float" office:value="1" calcext:value-type="float">
            <text:p>1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12" calcext:value-type="float">
            <text:p>12</text:p>
          </table:table-cell>
          <table:table-cell table:formula="of:=LOOKUP([.A20];[.$H$2:.$H$14];[.$I$2:.$I$14])*[.D20]" office:value-type="float" office:value="12" calcext:value-type="float">
            <text:p>12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1" calcext:value-type="float">
            <text:p>1</text:p>
          </table:table-cell>
          <table:table-cell table:formula="of:=LOOKUP([.A21];[.$H$2:.$H$14];[.$I$2:.$I$14])*[.D21]" office:value-type="float" office:value="1" calcext:value-type="float">
            <text:p>1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9" calcext:value-type="float">
            <text:p>9</text:p>
          </table:table-cell>
          <table:table-cell table:formula="of:=LOOKUP([.A22];[.$H$2:.$H$14];[.$I$2:.$I$14])*[.D22]" office:value-type="float" office:value="9" calcext:value-type="float">
            <text:p>9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table:formula="of:=LOOKUP([.A23];[.$H$2:.$H$14];[.$I$2:.$I$14])*[.D2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ode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table:formula="of:=LOOKUP([.A24];[.$H$2:.$H$14];[.$I$2:.$I$14])*[.D2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sp</text:p>
          </table:table-cell>
          <table:table-cell office:value-type="string" calcext:value-type="string">
            <text:p>151053GS03000</text:p>
          </table:table-cell>
          <table:table-cell office:value-type="string" calcext:value-type="string">
            <text:p>LED_THT:LED_D5.0mm_Clear</text:p>
          </table:table-cell>
          <table:table-cell office:value-type="float" office:value="8" calcext:value-type="float">
            <text:p>8</text:p>
          </table:table-cell>
          <table:table-cell table:formula="of:=LOOKUP([.A25];[.$H$2:.$H$14];[.$I$2:.$I$14])*[.D25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sp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2" calcext:value-type="float">
            <text:p>2</text:p>
          </table:table-cell>
          <table:table-cell table:formula="of:=LOOKUP([.A26];[.$H$2:.$H$14];[.$I$2:.$I$14])*[.D26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sp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8" calcext:value-type="float">
            <text:p>8</text:p>
          </table:table-cell>
          <table:table-cell table:formula="of:=LOOKUP([.A27];[.$H$2:.$H$14];[.$I$2:.$I$14])*[.D27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8" calcext:value-type="float">
            <text:p>8</text:p>
          </table:table-cell>
          <table:table-cell table:formula="of:=LOOKUP([.A28];[.$H$2:.$H$14];[.$I$2:.$I$14])*[.D2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1" calcext:value-type="float">
            <text:p>1</text:p>
          </table:table-cell>
          <table:table-cell table:formula="of:=LOOKUP([.A29];[.$H$2:.$H$14];[.$I$2:.$I$14])*[.D2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1" calcext:value-type="float">
            <text:p>1</text:p>
          </table:table-cell>
          <table:table-cell table:formula="of:=LOOKUP([.A30];[.$H$2:.$H$14];[.$I$2:.$I$14])*[.D3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1" calcext:value-type="float">
            <text:p>1</text:p>
          </table:table-cell>
          <table:table-cell table:formula="of:=LOOKUP([.A31];[.$H$2:.$H$14];[.$I$2:.$I$14])*[.D3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1" calcext:value-type="float">
            <text:p>1</text:p>
          </table:table-cell>
          <table:table-cell table:formula="of:=LOOKUP([.A32];[.$H$2:.$H$14];[.$I$2:.$I$14])*[.D3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8" calcext:value-type="float">
            <text:p>8</text:p>
          </table:table-cell>
          <table:table-cell table:formula="of:=LOOKUP([.A33];[.$H$2:.$H$14];[.$I$2:.$I$14])*[.D33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2" calcext:value-type="float">
            <text:p>2</text:p>
          </table:table-cell>
          <table:table-cell table:formula="of:=LOOKUP([.A34];[.$H$2:.$H$14];[.$I$2:.$I$14])*[.D3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2" calcext:value-type="float">
            <text:p>2</text:p>
          </table:table-cell>
          <table:table-cell table:formula="of:=LOOKUP([.A35];[.$H$2:.$H$14];[.$I$2:.$I$14])*[.D3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8" calcext:value-type="float">
            <text:p>8</text:p>
          </table:table-cell>
          <table:table-cell table:formula="of:=LOOKUP([.A36];[.$H$2:.$H$14];[.$I$2:.$I$14])*[.D3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8" calcext:value-type="float">
            <text:p>8</text:p>
          </table:table-cell>
          <table:table-cell table:formula="of:=LOOKUP([.A37];[.$H$2:.$H$14];[.$I$2:.$I$14])*[.D3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2" calcext:value-type="float">
            <text:p>2</text:p>
          </table:table-cell>
          <table:table-cell table:formula="of:=LOOKUP([.A38];[.$H$2:.$H$14];[.$I$2:.$I$14])*[.D3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8" calcext:value-type="float">
            <text:p>8</text:p>
          </table:table-cell>
          <table:table-cell table:formula="of:=LOOKUP([.A39];[.$H$2:.$H$14];[.$I$2:.$I$14])*[.D3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4" calcext:value-type="float">
            <text:p>4</text:p>
          </table:table-cell>
          <table:table-cell table:formula="of:=LOOKUP([.A40];[.$H$2:.$H$14];[.$I$2:.$I$14])*[.D4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1" calcext:value-type="float">
            <text:p>1</text:p>
          </table:table-cell>
          <table:table-cell table:formula="of:=LOOKUP([.A41];[.$H$2:.$H$14];[.$I$2:.$I$14])*[.D41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 table:formula="of:=LOOKUP([.A42];[.$H$2:.$H$14];[.$I$2:.$I$14])*[.D42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formula="of:=LOOKUP([.A43];[.$H$2:.$H$14];[.$I$2:.$I$14])*[.D4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formula="of:=LOOKUP([.A44];[.$H$2:.$H$14];[.$I$2:.$I$14])*[.D4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float" office:value="1" calcext:value-type="float">
            <text:p>1</text:p>
          </table:table-cell>
          <table:table-cell table:formula="of:=LOOKUP([.A45];[.$H$2:.$H$14];[.$I$2:.$I$14])*[.D45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2" calcext:value-type="float">
            <text:p>2</text:p>
          </table:table-cell>
          <table:table-cell table:formula="of:=LOOKUP([.A46];[.$H$2:.$H$14];[.$I$2:.$I$14])*[.D4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4" calcext:value-type="float">
            <text:p>4</text:p>
          </table:table-cell>
          <table:table-cell table:formula="of:=LOOKUP([.A47];[.$H$2:.$H$14];[.$I$2:.$I$14])*[.D47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1" calcext:value-type="float">
            <text:p>21</text:p>
          </table:table-cell>
          <table:table-cell table:formula="of:=LOOKUP([.A48];[.$H$2:.$H$14];[.$I$2:.$I$14])*[.D48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0" calcext:value-type="float">
            <text:p>20</text:p>
          </table:table-cell>
          <table:table-cell table:formula="of:=LOOKUP([.A49];[.$H$2:.$H$14];[.$I$2:.$I$14])*[.D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BA7806CP-E2</text:p>
          </table:table-cell>
          <table:table-cell office:value-type="string" calcext:value-type="string">
            <text:p>Package_TO_SOT_THT:TO-220-3_Vertical</text:p>
          </table:table-cell>
          <table:table-cell office:value-type="float" office:value="1" calcext:value-type="float">
            <text:p>1</text:p>
          </table:table-cell>
          <table:table-cell table:formula="of:=LOOKUP([.A50];[.$H$2:.$H$14];[.$I$2:.$I$14])*[.D50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ESP32-S3-DevKitC</text:p>
          </table:table-cell>
          <table:table-cell office:value-type="string" calcext:value-type="string">
            <text:p>PCM_Espressif:ESP32-S3-DevKitC</text:p>
          </table:table-cell>
          <table:table-cell office:value-type="float" office:value="1" calcext:value-type="float">
            <text:p>1</text:p>
          </table:table-cell>
          <table:table-cell table:formula="of:=LOOKUP([.A51];[.$H$2:.$H$14];[.$I$2:.$I$14])*[.D51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LTV-247</text:p>
          </table:table-cell>
          <table:table-cell office:value-type="string" calcext:value-type="string">
            <text:p>Package_SO:SOP-16_4.4x10.4mm_P1.27mm</text:p>
          </table:table-cell>
          <table:table-cell office:value-type="float" office:value="5" calcext:value-type="float">
            <text:p>5</text:p>
          </table:table-cell>
          <table:table-cell table:formula="of:=LOOKUP([.A52];[.$H$2:.$H$14];[.$I$2:.$I$14])*[.D52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-esp</text:p>
          </table:table-cell>
          <table:table-cell office:value-type="string" calcext:value-type="string">
            <text:p>DRV8908</text:p>
          </table:table-cell>
          <table:table-cell office:value-type="string" calcext:value-type="string">
            <text:p>Package_SO:HTSSOP-24-1EP_4.4x7.8mm_P0.65mm_EP3.4x7.8mm_Mask2.4x4.68mm_ThermalVias</text:p>
          </table:table-cell>
          <table:table-cell office:value-type="float" office:value="1" calcext:value-type="float">
            <text:p>1</text:p>
          </table:table-cell>
          <table:table-cell table:formula="of:=LOOKUP([.A53];[.$H$2:.$H$14];[.$I$2:.$I$14])*[.D5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US1D-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16" calcext:value-type="float">
            <text:p>16</text:p>
          </table:table-cell>
          <table:table-cell table:formula="of:=LOOKUP([.A54];[.$H$2:.$H$14];[.$I$2:.$I$14])*[.D54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8" calcext:value-type="float">
            <text:p>8</text:p>
          </table:table-cell>
          <table:table-cell table:formula="of:=LOOKUP([.A55];[.$H$2:.$H$14];[.$I$2:.$I$14])*[.D55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3" calcext:value-type="float">
            <text:p>3</text:p>
          </table:table-cell>
          <table:table-cell table:formula="of:=LOOKUP([.A56];[.$H$2:.$H$14];[.$I$2:.$I$14])*[.D5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8" calcext:value-type="float">
            <text:p>8</text:p>
          </table:table-cell>
          <table:table-cell table:formula="of:=LOOKUP([.A57];[.$H$2:.$H$14];[.$I$2:.$I$14])*[.D5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8" calcext:value-type="float">
            <text:p>8</text:p>
          </table:table-cell>
          <table:table-cell table:formula="of:=LOOKUP([.A58];[.$H$2:.$H$14];[.$I$2:.$I$14])*[.D58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9" calcext:value-type="float">
            <text:p>9</text:p>
          </table:table-cell>
          <table:table-cell table:formula="of:=LOOKUP([.A59];[.$H$2:.$H$14];[.$I$2:.$I$14])*[.D59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4" calcext:value-type="float">
            <text:p>4</text:p>
          </table:table-cell>
          <table:table-cell table:formula="of:=LOOKUP([.A60];[.$H$2:.$H$14];[.$I$2:.$I$14])*[.D60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1" calcext:value-type="float">
            <text:p>1</text:p>
          </table:table-cell>
          <table:table-cell table:formula="of:=LOOKUP([.A61];[.$H$2:.$H$14];[.$I$2:.$I$14])*[.D61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float" office:value="1" calcext:value-type="float">
            <text:p>1</text:p>
          </table:table-cell>
          <table:table-cell table:formula="of:=LOOKUP([.A62];[.$H$2:.$H$14];[.$I$2:.$I$14])*[.D62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12" calcext:value-type="float">
            <text:p>12</text:p>
          </table:table-cell>
          <table:table-cell table:formula="of:=LOOKUP([.A63];[.$H$2:.$H$14];[.$I$2:.$I$14])*[.D63]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8" calcext:value-type="float">
            <text:p>8</text:p>
          </table:table-cell>
          <table:table-cell table:formula="of:=LOOKUP([.A64];[.$H$2:.$H$14];[.$I$2:.$I$14])*[.D64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8" calcext:value-type="float">
            <text:p>8</text:p>
          </table:table-cell>
          <table:table-cell table:formula="of:=LOOKUP([.A65];[.$H$2:.$H$14];[.$I$2:.$I$14])*[.D65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151053GS03000</text:p>
          </table:table-cell>
          <table:table-cell office:value-type="string" calcext:value-type="string">
            <text:p>LED_THT:LED_D5.0mm_Clear</text:p>
          </table:table-cell>
          <table:table-cell office:value-type="float" office:value="8" calcext:value-type="float">
            <text:p>8</text:p>
          </table:table-cell>
          <table:table-cell table:formula="of:=LOOKUP([.A66];[.$H$2:.$H$14];[.$I$2:.$I$14])*[.D6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float" office:value="1" calcext:value-type="float">
            <text:p>1</text:p>
          </table:table-cell>
          <table:table-cell table:formula="of:=LOOKUP([.A67];[.$H$2:.$H$14];[.$I$2:.$I$14])*[.D67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1" calcext:value-type="float">
            <text:p>1</text:p>
          </table:table-cell>
          <table:table-cell table:formula="of:=LOOKUP([.A68];[.$H$2:.$H$14];[.$I$2:.$I$14])*[.D6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8" calcext:value-type="float">
            <text:p>8</text:p>
          </table:table-cell>
          <table:table-cell table:formula="of:=LOOKUP([.A69];[.$H$2:.$H$14];[.$I$2:.$I$14])*[.D69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cit-switch:AST_BST_13SNCQ_SPDT_ON_OFF_ON</text:p>
          </table:table-cell>
          <table:table-cell office:value-type="float" office:value="8" calcext:value-type="float">
            <text:p>8</text:p>
          </table:table-cell>
          <table:table-cell table:formula="of:=LOOKUP([.A70];[.$H$2:.$H$14];[.$I$2:.$I$14])*[.D70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1];[.$H$2:.$H$14];[.$I$2:.$I$14])*[.D71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2];[.$H$2:.$H$14];[.$I$2:.$I$14])*[.D72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3];[.$H$2:.$H$14];[.$I$2:.$I$14])*[.D73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4];[.$H$2:.$H$14];[.$I$2:.$I$14])*[.D74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5];[.$H$2:.$H$14];[.$I$2:.$I$14])*[.D75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6];[.$H$2:.$H$14];[.$I$2:.$I$14])*[.D76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7];[.$H$2:.$H$14];[.$I$2:.$I$14])*[.D77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8];[.$H$2:.$H$14];[.$I$2:.$I$14])*[.D78]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LOOKUP([.A79];[.$H$2:.$H$14];[.$I$2:.$I$14])*[.D79]" office:value-type="string" office:string-value="" calcext:value-type="error">
            <text:p>#N/A</text:p>
          </table:table-cell>
          <table:table-cell table:number-columns-repeated="7"/>
        </table:table-row>
      </table:table>
      <table:table table:name="Pivot Table_Sheet1_1" table:style-name="ta1">
        <table:table-column table:style-name="co2" table:default-cell-style-name="ce23"/>
        <table:table-column table:style-name="co6" table:default-cell-style-name="ce28"/>
        <table:table-column table:style-name="co7" table:default-cell-style-name="ce33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22" office:value-type="string" calcext:value-type="string">
            <text:p>Value</text:p>
          </table:table-cell>
          <table:table-cell table:style-name="ce27" office:value-type="string" calcext:value-type="string">
            <text:p>Footprint</text:p>
          </table:table-cell>
          <table:table-cell table:style-name="ce32" office:value-type="string" calcext:value-type="string">
            <text:p>Sum - Total qty</text:p>
          </table:table-cell>
          <table:table-cell/>
          <table:table-cell office:value-type="string" calcext:value-type="string">
            <text:p>order number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276-1180-1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MCF0805JT10K0CT-ND</text:p>
          </table:table-cell>
          <table:table-cell/>
          <table:table-cell table:style-name="ce3" table:number-columns-repeated="3"/>
        </table:table-row>
        <table:table-row table:style-name="ro1">
          <table:table-cell table:style-name="ce24" office:value-type="string" calcext:value-type="string">
            <text:p>10u</text:p>
          </table:table-cell>
          <table:table-cell table:style-name="ce29" office:value-type="string" calcext:value-type="string">
            <text:p>Capacitor_SMD:C_0805_2012Metric_Pad1.18x1.45mm_HandSolder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office:value-type="string" calcext:value-type="string">
            <text:p>490-18663-1-ND</text:p>
          </table:table-cell>
          <table:table-cell/>
          <table:table-cell table:style-name="ce3" table:number-columns-repeated="3"/>
        </table:table-row>
        <table:table-row table:style-name="ro1">
          <table:table-cell table:style-name="ce25"/>
          <table:table-cell table:style-name="ce30" office:value-type="string" calcext:value-type="string">
            <text:p>Capacitor_THT:CP_Radial_D10.0mm_P5.00mm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string" calcext:value-type="string">
            <text:p>151053GS03000</text:p>
          </table:table-cell>
          <table:table-cell office:value-type="string" calcext:value-type="string">
            <text:p>LED_THT:LED_D5.0mm_Clea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732-5020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MCF0805FT2K20CT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4.7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76-6464-1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4191-EV1E471MP51012UCT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47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541-10540-1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68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541-10548-1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75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2019-SG73P2ATTD7500F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7806CP-E2</text:p>
          </table:table-cell>
          <table:table-cell office:value-type="string" calcext:value-type="string">
            <text:p>Package_TO_SOT_THT:TO-220-3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7806CP-E2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HR-10-VUA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2057-BHR-10-VUA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2057-PH1-01-UA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57-PH1-02-UA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57-PH1-03-UA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57-PH1-08-UA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057-PH2-04-UA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4530-US1D-ACT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DRV8908</text:p>
          </table:table-cell>
          <table:table-cell office:value-type="string" calcext:value-type="string">
            <text:p>Package_SO:HTSSOP-24-1EP_4.4x7.8mm_P0.65mm_EP3.4x7.8mm_Mask2.4x4.68mm_ThermalVi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96-DRV8908QPWPRQ1CT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ESP32-S3-DevKitC</text:p>
          </table:table-cell>
          <table:table-cell office:value-type="string" calcext:value-type="string">
            <text:p>PCM_Espressif:ESP32-S3-DevKit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65-ESP32-S3-DEVKITC-1-N8R2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J104D2C12VDC.15S</text:p>
          </table:table-cell>
          <table:table-cell office:value-type="string" calcext:value-type="string">
            <text:p>Relay_THT:Relay_DPDT_Finder_30.2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2449-J104D2C12VDC.15S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LTV-247</text:p>
          </table:table-cell>
          <table:table-cell office:value-type="string" calcext:value-type="string">
            <text:p>Package_SO:SOP-16_4.4x10.4mm_P1.27m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60-2255-1-ND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string" calcext:value-type="string">
            <text:p>SMAJ14C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MAJ14CALFCT-ND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SW_SPDT</text:p>
          </table:table-cell>
          <table:table-cell office:value-type="string" calcext:value-type="string">
            <text:p>cit-switch:AST_BST_13SNCQ_SPDT_ON_OFF_O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449-AST13SNCQ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1D-A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530-US1D-ACT-ND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1"/>
          <table:table-cell table:style-name="ce36" office:value-type="float" office:value="863" calcext:value-type="float">
            <text:p>863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22 socket header (for ESP module, 2 per esp-mem board)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S7020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ibbon cable (roll)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3M157850-100-N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CS-10-SG</text:p>
          </table:table-cell>
          <table:table-cell table:style-name="Default" office:value-type="string" calcext:value-type="string">
            <text:p>connector assemblies (ribbon cable, 10 pin, with notch)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2057-FCS-10-SG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2x20(?) pin header (for power rail)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2057-PH2-20-UA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2x2 socket header (for power cables)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office:value-type="string" calcext:value-type="string">
            <text:p>732-61300421821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digikey ruler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DKS-PCB-RULER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ire black (per ft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1175-1007-18-1-2000-001-1-TD-DS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ire red (per ft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1175-1007-18-1-2000-004-1-TD-DS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Heat-shrink tube (4ft)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Q2F3X018B-ND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jumper wires (20x)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string" calcext:value-type="string">
            <text:p>1528-1960-N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H2:Sheet1.I14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C28" table:buttons="'Pivot Table_Sheet1_1'.A1 'Pivot Table_Sheet1_1'.B1" table:show-filter-button="false" table:drill-down-on-double-click="false">
          <table:source-cell-range table:cell-range-address="Sheet1.B1:Sheet1.E7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alue" table:orientation="row" table:used-hierarchy="0" table:function="auto">
            <table:data-pilot-level table:show-empty="false" calcext:repeat-item-labels="false">
              <table:data-pilot-members>
                <table:data-pilot-member table:name="100n" table:display="true" table:show-details="true"/>
                <table:data-pilot-member table:name="10k" table:display="true" table:show-details="true"/>
                <table:data-pilot-member table:name="10u" table:display="true" table:show-details="true"/>
                <table:data-pilot-member table:name="151053GS03000" table:display="true" table:show-details="true"/>
                <table:data-pilot-member table:name="2.2k" table:display="true" table:show-details="true"/>
                <table:data-pilot-member table:name="4.7u" table:display="true" table:show-details="true"/>
                <table:data-pilot-member table:name="470uF" table:display="true" table:show-details="true"/>
                <table:data-pilot-member table:name="47R" table:display="true" table:show-details="true"/>
                <table:data-pilot-member table:name="680R" table:display="true" table:show-details="true"/>
                <table:data-pilot-member table:name="750R" table:display="true" table:show-details="true"/>
                <table:data-pilot-member table:name="BA7806CP-E2" table:display="true" table:show-details="true"/>
                <table:data-pilot-member table:name="BHR-10-VUA" table:display="true" table:show-details="true"/>
                <table:data-pilot-member table:name="Conn_01x01" table:display="true" table:show-details="true"/>
                <table:data-pilot-member table:name="Conn_01x02" table:display="true" table:show-details="true"/>
                <table:data-pilot-member table:name="Conn_01x03" table:display="true" table:show-details="true"/>
                <table:data-pilot-member table:name="Conn_01x08" table:display="true" table:show-details="true"/>
                <table:data-pilot-member table:name="Conn_02x02_Odd_Even" table:display="true" table:show-details="true"/>
                <table:data-pilot-member table:name="D" table:display="true" table:show-details="true"/>
                <table:data-pilot-member table:name="DRV8908" table:display="true" table:show-details="true"/>
                <table:data-pilot-member table:name="ESP32-S3-DevKitC" table:display="true" table:show-details="true"/>
                <table:data-pilot-member table:name="J104D2C12VDC.15S" table:display="true" table:show-details="true"/>
                <table:data-pilot-member table:name="LTV-247" table:display="true" table:show-details="true"/>
                <table:data-pilot-member table:name="SMAJ14CA" table:display="true" table:show-details="true"/>
                <table:data-pilot-member table:name="SW_SPDT" table:display="true" table:show-details="true"/>
                <table:data-pilot-member table:name="US1D-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ootprint" table:orientation="row" table:used-hierarchy="0" table:function="auto">
            <table:data-pilot-level table:show-empty="false" calcext:repeat-item-labels="false">
              <table:data-pilot-members>
                <table:data-pilot-member table:name="Capacitor_SMD:C_0805_2012Metric_Pad1.18x1.45mm_HandSolder" table:display="true" table:show-details="true"/>
                <table:data-pilot-member table:name="Capacitor_THT:CP_Radial_D10.0mm_P5.00mm" table:display="true" table:show-details="true"/>
                <table:data-pilot-member table:name="cit-switch:AST_BST_13SNCQ_SPDT_ON_OFF_ON" table:display="true" table:show-details="true"/>
                <table:data-pilot-member table:name="Connector_IDC:IDC-Header_2x05_P2.54mm_Vertical" table:display="true" table:show-details="true"/>
                <table:data-pilot-member table:name="Connector_PinHeader_2.54mm:PinHeader_1x01_P2.54mm_Vertical" table:display="true" table:show-details="true"/>
                <table:data-pilot-member table:name="Connector_PinHeader_2.54mm:PinHeader_1x02_P2.54mm_Vertical" table:display="true" table:show-details="true"/>
                <table:data-pilot-member table:name="Connector_PinHeader_2.54mm:PinHeader_1x03_P2.54mm_Vertical" table:display="true" table:show-details="true"/>
                <table:data-pilot-member table:name="Connector_PinHeader_2.54mm:PinHeader_1x08_P2.54mm_Vertical" table:display="true" table:show-details="true"/>
                <table:data-pilot-member table:name="Connector_PinHeader_2.54mm:PinHeader_2x02_P2.54mm_Vertical" table:display="true" table:show-details="true"/>
                <table:data-pilot-member table:name="Diode_SMD:D_SMA_Handsoldering" table:display="true" table:show-details="true"/>
                <table:data-pilot-member table:name="LED_THT:LED_D5.0mm_Clear" table:display="true" table:show-details="true"/>
                <table:data-pilot-member table:name="Package_SO:HTSSOP-24-1EP_4.4x7.8mm_P0.65mm_EP3.4x7.8mm_Mask2.4x4.68mm_ThermalVias" table:display="true" table:show-details="true"/>
                <table:data-pilot-member table:name="Package_SO:SOP-16_4.4x10.4mm_P1.27mm" table:display="true" table:show-details="true"/>
                <table:data-pilot-member table:name="Package_TO_SOT_THT:TO-220-3_Vertical" table:display="true" table:show-details="true"/>
                <table:data-pilot-member table:name="PCM_Espressif:ESP32-S3-DevKitC" table:display="true" table:show-details="true"/>
                <table:data-pilot-member table:name="Relay_THT:Relay_DPDT_Finder_30.22" table:display="true" table:show-details="true"/>
                <table:data-pilot-member table:name="Resistor_SMD:R_0805_2012Metric_Pad1.20x1.40mm_HandSold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qty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27" table:display="true" table:show-details="true"/>
                <table:data-pilot-member table:name="32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48" table:display="true" table:show-details="true"/>
                <table:data-pilot-member table:name="60" table:display="true" table:show-details="true"/>
                <table:data-pilot-member table:name="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20:09:06.597876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06:12.352606138</meta:creation-date>
    <dc:date>2024-03-30T17:31:44.423660535</dc:date>
    <meta:editing-duration>P1DT7H15M13S</meta:editing-duration>
    <meta:editing-cycles>19</meta:editing-cycles>
    <meta:generator>LibreOffice/24.2.1.2$Linux_X86_64 LibreOffice_project/420$Build-2</meta:generator>
    <meta:document-statistic meta:table-count="2" meta:cell-count="526" meta:object-count="0"/>
  </office:meta>
</office:document-meta>
</file>